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0EF7197FC0F8AE11AE6.jpg" manifest:media-type="image/jpeg"/>
  <manifest:file-entry manifest:full-path="Pictures/100000000000003800000035F1FE46FFF7EC2CBF.png" manifest:media-type="image/png"/>
  <manifest:file-entry manifest:full-path="Pictures/10000000000000330000003555805FC179D16C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draw:fill="none" fo:min-height="3.066cm"/>
      <style:paragraph-properties style:writing-mode="lr-tb"/>
    </style:style>
    <style:style style:name="gr7" style:family="graphic" style:parent-style-name="standard">
      <style:graphic-properties draw:stroke="none" draw:fill="none" fo:min-height="16.354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ed1c24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1.325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4.267cm"/>
      <style:paragraph-properties style:writing-mode="lr-tb"/>
    </style:style>
    <style:style style:name="gr15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024cm" fo:min-width="0.774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000000" draw:fill-color="#ffffd7" draw:textarea-horizontal-align="justify" draw:textarea-vertical-align="middle" draw:auto-grow-height="false" fo:min-height="0.676cm" fo:min-width="3.02cm" fo:wrap-option="wrap"/>
      <style:paragraph-properties style:writing-mode="lr-tb"/>
    </style:style>
    <style:style style:name="gr19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bf0041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 draw:shadow="visible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ffffd7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tados de un proces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613cm" svg:height="13.049cm" svg:x="1.187cm" svg:y="1.176cm">
          <draw:text-box>
            <text:p>he comentado antes que,</text:p>
            <text:p>Normalmente, no sera posible resolver un problema complejo de un solo paso, sino que sera necesario realizar una serie de pasos hasta obtener el resultado final.</text:p>
            <text:p/>
            <text:p>Por ejemplo, </text:p>
            <text:p>para sumar una lista de 5 numeros, empezare sumando el primer numero de la lista con el segundo, </text:p>
            <text:p>y ese sera el primer paso del proceso.</text:p>
            <text:p/>
            <text:p>El siguiente paso sera sumar este resultado parcial con el tercer numero de la lista.</text:p>
            <text:p/>
            <text:p>El siguiente paso sera sumar el resultado que tenemos hasta ahora con el siguiente numero de la lista.</text:p>
            <text:p/>
            <text:p>Y continuaremos asi, paso a paso hasta obtener el resultado final.</text:p>
          </draw:text-box>
        </draw:frame>
        <draw:frame draw:style-name="gr3" draw:text-style-name="P4" draw:layer="layout" svg:width="4cm" svg:height="0.999cm" svg:x="0.98cm" svg:y="27.683cm">
          <draw:text-box>
            <text:p>(estado 1)</text:p>
          </draw:text-box>
        </draw:frame>
        <draw:frame draw:style-name="gr4" draw:text-style-name="P4" draw:layer="layout" svg:width="1.6cm" svg:height="7.325cm" svg:x="1.4cm" svg:y="21.3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6cm" svg:y="21.3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8cm" svg:y="22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7cm" svg:y="21.3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7.9cm" svg:y="23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7cm" svg:y="21.3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1.9cm" svg:y="24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7cm" svg:y="21.3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5.9cm" svg:y="25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38cm" svg:y="27.684cm">
          <draw:text-box>
            <text:p>(estado 2)</text:p>
          </draw:text-box>
        </draw:frame>
        <draw:frame draw:style-name="gr3" draw:text-style-name="P4" draw:layer="layout" svg:width="4cm" svg:height="0.999cm" svg:x="9.28cm" svg:y="27.684cm">
          <draw:text-box>
            <text:p>(estado 3)</text:p>
          </draw:text-box>
        </draw:frame>
        <draw:frame draw:style-name="gr3" draw:text-style-name="P4" draw:layer="layout" svg:width="4cm" svg:height="0.999cm" svg:x="12.88cm" svg:y="27.684cm">
          <draw:text-box>
            <text:p>(estado 4)</text:p>
          </draw:text-box>
        </draw:frame>
        <draw:frame draw:style-name="gr3" draw:text-style-name="P4" draw:layer="layout" svg:width="4cm" svg:height="0.999cm" svg:x="16.28cm" svg:y="27.684cm">
          <draw:text-box>
            <text:p>(estado 5)</text:p>
          </draw:text-box>
        </draw:frame>
        <draw:frame draw:style-name="gr6" draw:text-style-name="P3" draw:layer="layout" svg:width="18.908cm" svg:height="3.316cm" svg:x="1.092cm" svg:y="16.6cm">
          <draw:text-box>
            <text:p>podemos pensar que </text:p>
            <text:p>el conjunto de datos (o contexto)</text:p>
            <text:p>cambia de estado </text:p>
            <text:p>cada vez que avanzamos un paso en el calcul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9.044cm" svg:height="16.604cm" svg:x="0.956cm" svg:y="2.862cm">
          <draw:text-box>
            <text:p>Un proceso es algo que cambia de estado con el tiempo.</text:p>
            <text:p/>
            <text:p>El proceso de resolucion de un problema </text:p>
            <text:p>cambiara de estado </text:p>
            <text:p>cada vez que realizamos una operacion sobre los datos.</text:p>
            <text:p/>
            <text:p>Y podemos distinguir, </text:p>
            <text:p>- un estado incial,</text:p>
            <text:p>- un estado final,</text:p>
            <text:p>- y un conjunto de estados intermedios.</text:p>
            <text:p/>
            <text:p>Si pensamos en una partida de ajedrez,</text:p>
            <text:p/>
            <text:p>el estado inicial sera,</text:p>
            <text:p><text:s/>un tablero con las fichas colocadas en la posicion de salida.</text:p>
            <text:p/>
            <text:p>El estado final sera,</text:p>
            <text:p>cuando se ha dado "jaque-mate".</text:p>
            <text:p/>
            <text:p>y partiendo del estado incial,</text:p>
            <text:p>la partida cambiara de estado</text:p>
            <text:p>cada vez que un jugador mueva una ficha.</text:p>
            <text:p>Estos seran estados intermedi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draw:style-name="gr8" draw:text-style-name="P7" draw:layer="layout" svg:width="4.465cm" svg:height="4.169cm" svg:x="1.877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8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8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8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7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1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7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5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5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5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5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5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7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7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79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1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79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1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6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8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1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8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cm" svg:y1="3.2cm" svg:x2="14.7cm" svg:y2="8.4cm">
          <text:p/>
        </draw:line>
        <draw:custom-shape draw:style-name="gr10" draw:text-style-name="P8" draw:layer="layout" svg:width="1cm" svg:height="1.8cm" svg:x="3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2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2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cm" svg:y="1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cm" svg:y="1.4cm">
          <text:p text:style-name="P9"><text:span text:style-name="T3">Estado fina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cm" svg:y="15.3cm">
          <text:p text:style-name="P9"><text:span text:style-name="T3">Estados intermedio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cm" svg:y1="2.8cm" svg:x2="5.4cm" svg:y2="4.4cm">
          <text:p/>
        </draw:line>
        <draw:line draw:style-name="gr13" draw:text-style-name="P7" draw:layer="layout" svg:x1="16.2cm" svg:y1="2.8cm" svg:x2="16.401cm" svg:y2="4.301cm">
          <text:p/>
        </draw:line>
        <draw:line draw:style-name="gr13" draw:text-style-name="P7" draw:layer="layout" svg:x1="9.2cm" svg:y1="15cm" svg:x2="6.343cm" svg:y2="13cm">
          <text:p/>
        </draw:line>
        <draw:line draw:style-name="gr13" draw:text-style-name="P7" draw:layer="layout" svg:x1="11cm" svg:y1="14.4cm" svg:x2="13.4cm" svg:y2="12.4cm">
          <text:p/>
        </draw:line>
        <draw:line draw:style-name="gr13" draw:text-style-name="P7" draw:layer="layout" svg:x1="11cm" svg:y1="16.7cm" svg:x2="13cm" svg:y2="19cm">
          <text:p/>
        </draw:line>
        <draw:line draw:style-name="gr13" draw:text-style-name="P7" draw:layer="layout" svg:x1="8.8cm" svg:y1="17.2cm" svg:x2="6.6cm" svg:y2="19.2cm">
          <text:p/>
        </draw:line>
        <draw:line draw:style-name="gr13" draw:text-style-name="P7" draw:layer="layout" svg:x1="9.6cm" svg:y1="17.2cm" svg:x2="7.6cm" svg:y2="22.8cm">
          <text:p/>
        </draw:line>
        <draw:line draw:style-name="gr13" draw:text-style-name="P7" draw:layer="layout" svg:x1="10.6cm" svg:y1="17.2cm" svg:x2="12.8cm" svg:y2="22.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6.771cm" svg:height="4.517cm" svg:x="0.998cm" svg:y="1.015cm">
          <draw:text-box>
            <text:p>y entre todos los posibles estados que puedan generarse,</text:p>
            <text:p/>
            <text:p>Se trata de encontrar </text:p>
            <text:p>un camino</text:p>
            <text:p>que va desde el estado inicial </text:p>
            <text:p>hasta el estado final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8.378cm" svg:y="11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8.379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8cm" svg:y="19.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1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9.701cm" svg:y="9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101cm" svg:y1="10.8cm" svg:x2="11.901cm" svg:y2="12.4cm">
          <text:p/>
        </draw:line>
        <draw:frame draw:style-name="gr8" draw:text-style-name="P7" draw:layer="layout" svg:width="4.465cm" svg:height="4.169cm" svg:x="2.5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21.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21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4.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1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2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25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28.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custom-shape draw:style-name="gr15" draw:text-style-name="P11" draw:layer="layout" svg:width="1.8cm" svg:height="1.8cm" svg:x="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2.1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8.3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4.401cm" svg:y="8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1" draw:layer="layout" svg:width="1.8cm" svg:height="1.8cm" svg:x="10.0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4cm" svg:y1="6.6cm" svg:x2="5.4cm" svg:y2="8.501cm">
          <text:p/>
        </draw:line>
        <draw:line draw:style-name="gr17" draw:text-style-name="P12" draw:layer="layout" svg:x1="9.5cm" svg:y1="6.601cm" svg:x2="10.6cm" svg:y2="8.101cm">
          <text:p/>
        </draw:line>
        <draw:line draw:style-name="gr17" draw:text-style-name="P12" draw:layer="layout" svg:x1="6.2cm" svg:y1="5.6cm" svg:x2="8.301cm" svg:y2="5.6cm">
          <text:p/>
        </draw:line>
        <draw:line draw:style-name="gr17" draw:text-style-name="P12" draw:layer="layout" svg:x1="10.101cm" svg:y1="5.6cm" svg:x2="12cm" svg:y2="5.6cm">
          <text:p/>
        </draw:line>
        <draw:custom-shape draw:style-name="gr18" draw:text-style-name="P14" draw:layer="layout" svg:width="3.8cm" svg:height="1cm" svg:x="14.4cm" svg:y="3.1cm">
          <text:p text:style-name="P13">NODO</text:p>
          <draw:enhanced-geometry svg:viewBox="0 0 21600 21600" draw:text-areas="800 800 20800 20800" draw:type="round-rectangular-callout" draw:modifiers="-2261.72059984215 42876.323676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3.8cm" svg:height="1cm" svg:x="6.501cm" svg:y="2.943cm">
          <text:p text:style-name="P13">ARISTA</text:p>
          <draw:enhanced-geometry svg:viewBox="0 0 21600 21600" draw:text-areas="800 800 20800 20800" draw:type="round-rectangular-callout" draw:modifiers="4830.30781373323 54809.1908091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9" draw:text-style-name="P11" draw:layer="layout" svg:width="4.198cm" svg:height="4.098cm" svg:x="2.002cm" svg:y="5.1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2.819cm" svg:height="2.724cm" svg:x="2.681cm" svg:y="5.7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6.054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8.602cm" svg:y="5.1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2.819cm" svg:height="2.724cm" svg:x="9.281cm" svg:y="5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0.415cm" svg:y="6.0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2.002cm" svg:y="10.6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2.819cm" svg:height="2.724cm" svg:x="2.681cm" svg:y="11.2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2.3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8.602cm" svg:y="10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2.819cm" svg:height="2.724cm" svg:x="9.281cm" svg:y="11.278cm">
          <draw:image xlink:href="Pictures/1000000000000100000000EF7197FC0F8AE11AE6.jpg" xlink:type="simple" xlink:show="embed" xlink:actuate="onLoad" draw:mime-type="image/jpeg">
            <text:p/>
          </draw:image>
        </draw:frame>
        <draw:custom-shape draw:style-name="gr19" draw:text-style-name="P11" draw:layer="layout" svg:width="4.198cm" svg:height="4.098cm" svg:x="2.002cm" svg:y="16.1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2.819cm" svg:height="2.724cm" svg:x="2.681cm" svg:y="16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8.7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7.602cm" svg:y="17.6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2.819cm" svg:height="2.724cm" svg:x="8.281cm" svg:y="18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9.415cm" svg:y="20.2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15.003cm" svg:y="5.1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2.819cm" svg:height="2.724cm" svg:x="15.682cm" svg:y="5.77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616cm" svg:y="6.0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15.003cm" svg:y="10.6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2.819cm" svg:height="2.724cm" svg:x="15.682cm" svg:y="11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2.3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15.003cm" svg:y="16.1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2.819cm" svg:height="2.724cm" svg:x="15.682cm" svg:y="16.7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8.6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13.103cm" svg:y="21.6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2.819cm" svg:height="2.724cm" svg:x="13.782cm" svg:y="22.2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4.916cm" svg:y="23.358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17" draw:text-style-name="P12" draw:layer="layout" svg:x1="5.8cm" svg:y1="8.2cm" svg:x2="9cm" svg:y2="11.4cm">
          <text:p/>
        </draw:line>
        <draw:line draw:style-name="gr17" draw:text-style-name="P12" draw:layer="layout" svg:x1="6.2cm" svg:y1="12.4cm" svg:x2="8.602cm" svg:y2="12.4cm">
          <text:p/>
        </draw:line>
        <draw:line draw:style-name="gr17" draw:text-style-name="P12" draw:layer="layout" svg:x1="10.6cm" svg:y1="9.201cm" svg:x2="10.6cm" svg:y2="10.604cm">
          <text:p/>
        </draw:line>
        <draw:line draw:style-name="gr17" draw:text-style-name="P12" draw:layer="layout" svg:x1="15.4cm" svg:y1="8.4cm" svg:x2="12.2cm" svg:y2="11.2cm">
          <text:p/>
        </draw:line>
        <draw:line draw:style-name="gr17" draw:text-style-name="P12" draw:layer="layout" svg:x1="15.003cm" svg:y1="12.6cm" svg:x2="12.8cm" svg:y2="12.6cm">
          <text:p/>
        </draw:line>
        <draw:line draw:style-name="gr17" draw:text-style-name="P12" draw:layer="layout" svg:x1="5.5cm" svg:y1="16.777cm" svg:x2="9.281cm" svg:y2="14.002cm">
          <text:p/>
        </draw:line>
        <draw:line draw:style-name="gr17" draw:text-style-name="P12" draw:layer="layout" svg:x1="10.2cm" svg:y1="17.605cm" svg:x2="10.4cm" svg:y2="14.702cm">
          <text:p/>
        </draw:line>
        <draw:line draw:style-name="gr17" draw:text-style-name="P12" draw:layer="layout" svg:x1="15.682cm" svg:y1="16.779cm" svg:x2="12.4cm" svg:y2="13.8cm">
          <text:p/>
        </draw:line>
        <draw:line draw:style-name="gr17" draw:text-style-name="P12" draw:layer="layout" svg:x1="15cm" svg:y1="21.606cm" svg:x2="11.8cm" svg:y2="14.4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false" style:shrink-to-fit="tru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terminad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edeterminad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terminad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17.099cm" svg:height="4.623cm" svg:x="1.95cm" svg:y="2.104cm" presentation:class="title" presentation:placeholder="true">
        <draw:text-box/>
      </draw:frame>
      <draw:frame presentation:style-name="Predeterminado_5f_-outline1" draw:layer="backgroundobjects" svg:width="17.099cm" svg:height="16.064cm" svg:x="1.95cm" svg:y="7.48cm" presentation:class="outline" presentation:placeholder="true">
        <draw:text-box/>
      </draw:frame>
      <draw:frame presentation:style-name="Mpr4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Predeterminado_5f_-title" draw:layer="backgroundobjects" svg:width="19.798cm" svg:height="11.136cm" svg:x="0.6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03T17:38:39.526000000</dc:date>
    <meta:editing-duration>PT5H23M3S</meta:editing-duration>
    <meta:editing-cycles>59</meta:editing-cycles>
    <meta:generator>LibreOffice/7.3.5.2$Windows_X86_64 LibreOffice_project/184fe81b8c8c30d8b5082578aee2fed2ea847c01</meta:generator>
    <meta:document-statistic meta:object-count="201"/>
  </office:meta>
</office:document-meta>
</file>